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7.408cm" fo:margin-bottom="0.353cm" fo:text-align="center" style:justify-single-word="false"/>
    </style:style>
    <style:style style:name="P2" style:family="paragraph" style:parent-style-name="Standard">
      <style:paragraph-properties fo:margin-top="0.847cm" fo:margin-bottom="0.353cm" fo:text-align="center" style:justify-single-word="false"/>
    </style:style>
    <style:style style:name="P3" style:family="paragraph" style:parent-style-name="Standard">
      <style:paragraph-properties fo:margin-top="7.056cm" fo:margin-bottom="0.353cm"/>
    </style:style>
    <style:style style:name="P4" style:family="paragraph" style:parent-style-name="Standard">
      <style:paragraph-properties fo:margin-top="0.423cm" fo:margin-bottom="0.353cm"/>
    </style:style>
    <style:style style:name="P5" style:family="paragraph" style:parent-style-name="Standard">
      <style:paragraph-properties fo:margin-top="0.423cm" fo:margin-bottom="0.353cm">
        <style:tab-stops>
          <style:tab-stop style:position="3.251cm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1" fo:font-size="20pt" fo:font-weight="bold" style:font-size-asian="20pt" style:font-weight-asian="bold" style:font-name-complex="Arial2" style:font-size-complex="20pt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1">Kalibrace snímače chvění</text:span></text:p>
      <text:p text:style-name="P2"><text:span text:style-name="T2">Cvičení KET/CHH 2016</text:span></text:p>
      <text:p text:style-name="P3"><text:span text:style-name="T4">Cvičení:</text:span><text:span text:style-name="T3"> Středa 11:10 – 12:50<text:tab/><text:tab/><text:tab/><text:tab/></text:span><text:span text:style-name="T4">Datum měření:</text:span><text:span text:style-name="T5"> 24</text:span><text:span text:style-name="T3">. 2. 2016</text:span></text:p>
      <text:p text:style-name="P4"><text:span text:style-name="T4">Vypracoval:</text:span><text:span text:style-name="T3"> Bc. Martin Zlámal<text:tab/><text:tab/><text:tab/><text:tab/></text:span><text:span text:style-name="T4">Datum odevzdání:</text:span><text:span text:style-name="T5"> 2</text:span><text:span text:style-name="T3">. 3. 2016</text:span></text:p>
      <text:p text:style-name="P5"><text:span text:style-name="T4">Měřicí skupina: <text:tab/></text:span><text:span text:style-name="T3">Bc. Milan Flor</text:span></text:p>
      <text:p text:style-name="P5"><text:span text:style-name="T3"><text:tab/>Bc. Filip Sauer</text:span></text:p>
      <text:p text:style-name="P5"><text:span text:style-name="T3"><text:tab/>Bc. Lukáš Truhlá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4</meta:editing-cycles>
    <meta:creation-date>2015-02-02T09:12:00</meta:creation-date>
    <dc:date>2016-02-28T18:16:25</dc:date>
    <meta:editing-duration>PT2S</meta:editing-duration>
    <meta:generator>OpenOffice/4.1.1$Unix OpenOffice.org_project/411m6$Build-9775</meta:generator>
    <meta:document-statistic meta:table-count="0" meta:image-count="0" meta:object-count="0" meta:page-count="1" meta:paragraph-count="7" meta:word-count="36" meta:character-count="227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